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468a1a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  <style:text-properties fo:color="#468a1a"/>
    </style:style>
    <style:style style:name="ce8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  <style:text-properties fo:color="#c9211e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fo:color="#c9211e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fo:color="#468a1a"/>
    </style:style>
    <style:style style:name="ce12" style:family="table-cell" style:parent-style-name="Default"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table table:name="experiment_2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opologia</text:p>
          </table:table-cell>
          <table:table-cell office:value-type="string" calcext:value-type="string">
            <text:p>Algoritmo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</table:table-row>
        <table:table-row table:style-name="ro1">
          <table:table-cell table:style-name="ce1" office:value-type="string" calcext:value-type="string">
            <text:p>dom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59.41" calcext:value-type="float">
            <text:p>59.41</text:p>
          </table:table-cell>
          <table:table-cell table:style-name="ce1" office:value-type="float" office:value="3944.51" calcext:value-type="float">
            <text:p>3944.51</text:p>
          </table:table-cell>
          <table:table-cell table:style-name="ce1" office:value-type="float" office:value="876.56" calcext:value-type="float">
            <text:p>876.56</text:p>
          </table:table-cell>
          <table:table-cell table:style-name="ce1" office:value-type="float" office:value="3067.95" calcext:value-type="float">
            <text:p>3067.95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oheft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1000.08" calcext:value-type="float">
            <text:p>1000.08</text:p>
          </table:table-cell>
          <table:table-cell office:value-type="float" office:value="4080.61" calcext:value-type="float">
            <text:p>4080.61</text:p>
          </table:table-cell>
          <table:table-cell office:value-type="float" office:value="108.57" calcext:value-type="float">
            <text:p>108.57</text:p>
          </table:table-cell>
          <table:table-cell office:value-type="float" office:value="1736.67" calcext:value-type="float">
            <text:p>1736.67</text:p>
          </table:table-cell>
          <table:table-cell office:value-type="float" office:value="1222.46" calcext:value-type="float">
            <text:p>1222.46</text:p>
          </table:table-cell>
          <table:table-cell office:value-type="float" office:value="514.22" calcext:value-type="float">
            <text:p>514.22</text:p>
          </table:table-cell>
          <table:table-cell office:value-type="float" office:value="108.58" calcext:value-type="float">
            <text:p>108.58</text:p>
          </table:table-cell>
          <table:table-cell office:value-type="float" office:value="1736.4" calcext:value-type="float">
            <text:p>1736.4</text:p>
          </table:table-cell>
          <table:table-cell office:value-type="float" office:value="1253.25" calcext:value-type="float">
            <text:p>1253.25</text:p>
          </table:table-cell>
          <table:table-cell office:value-type="float" office:value="483.15" calcext:value-type="float">
            <text:p>483.15</text:p>
          </table:table-cell>
        </table:table-row>
        <table:table-row table:style-name="ro1">
          <table:table-cell table:style-name="ce2" office:value-type="string" calcext:value-type="string">
            <text:p>dom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61.71" calcext:value-type="float">
            <text:p>61.71</text:p>
          </table:table-cell>
          <table:table-cell table:style-name="ce2" office:value-type="float" office:value="4933.33" calcext:value-type="float">
            <text:p>4933.33</text:p>
          </table:table-cell>
          <table:table-cell table:style-name="ce2" office:value-type="float" office:value="987.35" calcext:value-type="float">
            <text:p>987.35</text:p>
          </table:table-cell>
          <table:table-cell table:style-name="ce8" office:value-type="float" office:value="3945.99" calcext:value-type="float">
            <text:p>3945.99</text:p>
          </table:table-cell>
          <table:table-cell table:style-name="ce5" office:value-type="float" office:value="120.26" calcext:value-type="float">
            <text:p>120.26</text:p>
          </table:table-cell>
          <table:table-cell table:style-name="ce2" office:value-type="float" office:value="2270.58" calcext:value-type="float">
            <text:p>2270.58</text:p>
          </table:table-cell>
          <table:table-cell table:style-name="ce2" office:value-type="float" office:value="2250.73" calcext:value-type="float">
            <text:p>2250.73</text:p>
          </table:table-cell>
          <table:table-cell table:style-name="ce2" office:value-type="float" office:value="19.85" calcext:value-type="float">
            <text:p>19.85</text:p>
          </table:table-cell>
          <table:table-cell table:style-name="ce9" office:value-type="float" office:value="122.11" calcext:value-type="float">
            <text:p>122.11</text:p>
          </table:table-cell>
          <table:table-cell table:number-columns-repeated="2" table:style-name="ce2" office:value-type="float" office:value="2253.94" calcext:value-type="float">
            <text:p>2253.94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heft_test</text:p>
          </table:table-cell>
          <table:table-cell table:style-name="ce6" office:value-type="float" office:value="192.97" calcext:value-type="float">
            <text:p>192.97</text:p>
          </table:table-cell>
          <table:table-cell table:style-name="ce1" office:value-type="float" office:value="18694.83" calcext:value-type="float">
            <text:p>18694.83</text:p>
          </table:table-cell>
          <table:table-cell table:style-name="ce1" office:value-type="float" office:value="4213.52" calcext:value-type="float">
            <text:p>4213.52</text:p>
          </table:table-cell>
          <table:table-cell table:style-name="ce1" office:value-type="float" office:value="14481.31" calcext:value-type="float">
            <text:p>14481.31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moheft_energy</text:p>
          </table:table-cell>
          <table:table-cell office:value-type="float" office:value="194.13" calcext:value-type="float">
            <text:p>194.13</text:p>
          </table:table-cell>
          <table:table-cell office:value-type="float" office:value="32812.3" calcext:value-type="float">
            <text:p>32812.3</text:p>
          </table:table-cell>
          <table:table-cell office:value-type="float" office:value="5163.15" calcext:value-type="float">
            <text:p>5163.15</text:p>
          </table:table-cell>
          <table:table-cell office:value-type="float" office:value="27649.15" calcext:value-type="float">
            <text:p>27649.15</text:p>
          </table:table-cell>
          <table:table-cell office:value-type="float" office:value="194.96" calcext:value-type="float">
            <text:p>194.96</text:p>
          </table:table-cell>
          <table:table-cell office:value-type="float" office:value="32242.67" calcext:value-type="float">
            <text:p>32242.67</text:p>
          </table:table-cell>
          <table:table-cell office:value-type="float" office:value="5274.76" calcext:value-type="float">
            <text:p>5274.76</text:p>
          </table:table-cell>
          <table:table-cell office:value-type="float" office:value="26967.91" calcext:value-type="float">
            <text:p>26967.91</text:p>
          </table:table-cell>
          <table:table-cell office:value-type="float" office:value="349.4" calcext:value-type="float">
            <text:p>349.4</text:p>
          </table:table-cell>
          <table:table-cell office:value-type="float" office:value="9916.71" calcext:value-type="float">
            <text:p>9916.71</text:p>
          </table:table-cell>
          <table:table-cell office:value-type="float" office:value="6214.42" calcext:value-type="float">
            <text:p>6214.42</text:p>
          </table:table-cell>
          <table:table-cell office:value-type="float" office:value="3702.29" calcext:value-type="float">
            <text:p>3702.29</text:p>
          </table:table-cell>
        </table:table-row>
        <table:table-row table:style-name="ro1">
          <table:table-cell table:style-name="ce2" office:value-type="string" calcext:value-type="string">
            <text:p>fft</text:p>
          </table:table-cell>
          <table:table-cell table:style-name="ce2" office:value-type="string" calcext:value-type="string">
            <text:p>moheft_green_energy</text:p>
          </table:table-cell>
          <table:table-cell table:style-name="ce7" office:value-type="float" office:value="192.69" calcext:value-type="float">
            <text:p>192.69</text:p>
          </table:table-cell>
          <table:table-cell table:style-name="ce2" office:value-type="float" office:value="32822.39" calcext:value-type="float">
            <text:p>32822.39</text:p>
          </table:table-cell>
          <table:table-cell table:style-name="ce2" office:value-type="float" office:value="4991.82" calcext:value-type="float">
            <text:p>4991.82</text:p>
          </table:table-cell>
          <table:table-cell table:style-name="ce8" office:value-type="float" office:value="27830.57" calcext:value-type="float">
            <text:p>27830.57</text:p>
          </table:table-cell>
          <table:table-cell table:style-name="ce5" office:value-type="float" office:value="283.96" calcext:value-type="float">
            <text:p>283.96</text:p>
          </table:table-cell>
          <table:table-cell table:style-name="ce2" office:value-type="float" office:value="31935.86" calcext:value-type="float">
            <text:p>31935.86</text:p>
          </table:table-cell>
          <table:table-cell table:style-name="ce2" office:value-type="float" office:value="10388.99" calcext:value-type="float">
            <text:p>10388.99</text:p>
          </table:table-cell>
          <table:table-cell table:style-name="ce2" office:value-type="float" office:value="21546.87" calcext:value-type="float">
            <text:p>21546.87</text:p>
          </table:table-cell>
          <table:table-cell table:style-name="ce9" office:value-type="float" office:value="510.91" calcext:value-type="float">
            <text:p>510.91</text:p>
          </table:table-cell>
          <table:table-cell table:style-name="ce2" office:value-type="float" office:value="12555.7" calcext:value-type="float">
            <text:p>12555.7</text:p>
          </table:table-cell>
          <table:table-cell table:style-name="ce2" office:value-type="float" office:value="12547.05" calcext:value-type="float">
            <text:p>12547.05</text:p>
          </table:table-cell>
          <table:table-cell table:style-name="ce11" office:value-type="float" office:value="8.65" calcext:value-type="float">
            <text:p>8.65</text:p>
          </table:table-cell>
        </table:table-row>
        <table:table-row table:style-name="ro1">
          <table:table-cell table:style-name="ce1" office:value-type="string" calcext:value-type="string">
            <text:p>nearest</text:p>
          </table:table-cell>
          <table:table-cell table:style-name="ce1" office:value-type="string" calcext:value-type="string">
            <text:p>heft_test</text:p>
          </table:table-cell>
          <table:table-cell table:style-name="ce6" office:value-type="float" office:value="196.1" calcext:value-type="float">
            <text:p>196.1</text:p>
          </table:table-cell>
          <table:table-cell table:style-name="ce1" office:value-type="float" office:value="18881.98" calcext:value-type="float">
            <text:p>18881.98</text:p>
          </table:table-cell>
          <table:table-cell table:style-name="ce1" office:value-type="float" office:value="4196.54" calcext:value-type="float">
            <text:p>4196.54</text:p>
          </table:table-cell>
          <table:table-cell table:style-name="ce1" office:value-type="float" office:value="14685.44" calcext:value-type="float">
            <text:p>14685.44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</table:table-row>
        <table:table-row table:style-name="ro1">
          <table:table-cell office:value-type="string" calcext:value-type="string">
            <text:p>nearest</text:p>
          </table:table-cell>
          <table:table-cell office:value-type="string" calcext:value-type="string">
            <text:p>moheft_energy</text:p>
          </table:table-cell>
          <table:table-cell office:value-type="float" office:value="196.52" calcext:value-type="float">
            <text:p>196.52</text:p>
          </table:table-cell>
          <table:table-cell office:value-type="float" office:value="31443.22" calcext:value-type="float">
            <text:p>31443.22</text:p>
          </table:table-cell>
          <table:table-cell office:value-type="float" office:value="5018.32" calcext:value-type="float">
            <text:p>5018.32</text:p>
          </table:table-cell>
          <table:table-cell office:value-type="float" office:value="26424.91" calcext:value-type="float">
            <text:p>26424.91</text:p>
          </table:table-cell>
          <table:table-cell office:value-type="float" office:value="351.44" calcext:value-type="float">
            <text:p>351.44</text:p>
          </table:table-cell>
          <table:table-cell office:value-type="float" office:value="9996.41" calcext:value-type="float">
            <text:p>9996.41</text:p>
          </table:table-cell>
          <table:table-cell office:value-type="float" office:value="6152.87" calcext:value-type="float">
            <text:p>6152.87</text:p>
          </table:table-cell>
          <table:table-cell office:value-type="float" office:value="3843.54" calcext:value-type="float">
            <text:p>3843.54</text:p>
          </table:table-cell>
          <table:table-cell office:value-type="float" office:value="351.45" calcext:value-type="float">
            <text:p>351.45</text:p>
          </table:table-cell>
          <table:table-cell office:value-type="float" office:value="9979.27" calcext:value-type="float">
            <text:p>9979.27</text:p>
          </table:table-cell>
          <table:table-cell office:value-type="float" office:value="6141.14" calcext:value-type="float">
            <text:p>6141.14</text:p>
          </table:table-cell>
          <table:table-cell office:value-type="float" office:value="3838.14" calcext:value-type="float">
            <text:p>3838.14</text:p>
          </table:table-cell>
        </table:table-row>
        <table:table-row table:style-name="ro1">
          <table:table-cell table:style-name="ce2" office:value-type="string" calcext:value-type="string">
            <text:p>nearest</text:p>
          </table:table-cell>
          <table:table-cell table:style-name="ce2" office:value-type="string" calcext:value-type="string">
            <text:p>moheft_green_energy</text:p>
          </table:table-cell>
          <table:table-cell table:style-name="ce7" office:value-type="float" office:value="195.72" calcext:value-type="float">
            <text:p>195.72</text:p>
          </table:table-cell>
          <table:table-cell table:style-name="ce2" office:value-type="float" office:value="32320.09" calcext:value-type="float">
            <text:p>32320.09</text:p>
          </table:table-cell>
          <table:table-cell table:style-name="ce2" office:value-type="float" office:value="4961.55" calcext:value-type="float">
            <text:p>4961.55</text:p>
          </table:table-cell>
          <table:table-cell table:style-name="ce8" office:value-type="float" office:value="27358.55" calcext:value-type="float">
            <text:p>27358.55</text:p>
          </table:table-cell>
          <table:table-cell table:style-name="ce5" office:value-type="float" office:value="266.59" calcext:value-type="float">
            <text:p>266.59</text:p>
          </table:table-cell>
          <table:table-cell table:style-name="ce2" office:value-type="float" office:value="30858.29" calcext:value-type="float">
            <text:p>30858.29</text:p>
          </table:table-cell>
          <table:table-cell table:style-name="ce2" office:value-type="float" office:value="9303.52" calcext:value-type="float">
            <text:p>9303.52</text:p>
          </table:table-cell>
          <table:table-cell table:style-name="ce2" office:value-type="float" office:value="21554.77" calcext:value-type="float">
            <text:p>21554.77</text:p>
          </table:table-cell>
          <table:table-cell table:style-name="ce9" office:value-type="float" office:value="509.57" calcext:value-type="float">
            <text:p>509.57</text:p>
          </table:table-cell>
          <table:table-cell table:style-name="ce2" office:value-type="float" office:value="12917.85" calcext:value-type="float">
            <text:p>12917.85</text:p>
          </table:table-cell>
          <table:table-cell table:style-name="ce2" office:value-type="float" office:value="12890.17" calcext:value-type="float">
            <text:p>12890.17</text:p>
          </table:table-cell>
          <table:table-cell table:style-name="ce11" office:value-type="float" office:value="27.69" calcext:value-type="float">
            <text:p>27.69</text:p>
          </table:table-cell>
        </table:table-row>
        <table:table-row table:style-name="ro1">
          <table:table-cell table:style-name="ce1" office:value-type="string" calcext:value-type="string">
            <text:p>no_comm</text:p>
          </table:table-cell>
          <table:table-cell table:style-name="ce1" office:value-type="string" calcext:value-type="string">
            <text:p>heft_test</text:p>
          </table:table-cell>
          <table:table-cell table:style-name="ce6" office:value-type="float" office:value="194.41" calcext:value-type="float">
            <text:p>194.41</text:p>
          </table:table-cell>
          <table:table-cell table:style-name="ce1" office:value-type="float" office:value="18843.11" calcext:value-type="float">
            <text:p>18843.11</text:p>
          </table:table-cell>
          <table:table-cell table:style-name="ce1" office:value-type="float" office:value="4204.92" calcext:value-type="float">
            <text:p>4204.92</text:p>
          </table:table-cell>
          <table:table-cell table:style-name="ce1" office:value-type="float" office:value="14638.18" calcext:value-type="float">
            <text:p>14638.18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moheft_energy</text:p>
          </table:table-cell>
          <table:table-cell office:value-type="float" office:value="195.39" calcext:value-type="float">
            <text:p>195.39</text:p>
          </table:table-cell>
          <table:table-cell office:value-type="float" office:value="33776.19" calcext:value-type="float">
            <text:p>33776.19</text:p>
          </table:table-cell>
          <table:table-cell office:value-type="float" office:value="4874.62" calcext:value-type="float">
            <text:p>4874.62</text:p>
          </table:table-cell>
          <table:table-cell office:value-type="float" office:value="28901.57" calcext:value-type="float">
            <text:p>28901.57</text:p>
          </table:table-cell>
          <table:table-cell office:value-type="float" office:value="195.59" calcext:value-type="float">
            <text:p>195.59</text:p>
          </table:table-cell>
          <table:table-cell office:value-type="float" office:value="33694.76" calcext:value-type="float">
            <text:p>33694.76</text:p>
          </table:table-cell>
          <table:table-cell office:value-type="float" office:value="4892.96" calcext:value-type="float">
            <text:p>4892.96</text:p>
          </table:table-cell>
          <table:table-cell office:value-type="float" office:value="28801.8" calcext:value-type="float">
            <text:p>28801.8</text:p>
          </table:table-cell>
          <table:table-cell office:value-type="float" office:value="353.61" calcext:value-type="float">
            <text:p>353.61</text:p>
          </table:table-cell>
          <table:table-cell office:value-type="float" office:value="10004.34" calcext:value-type="float">
            <text:p>10004.34</text:p>
          </table:table-cell>
          <table:table-cell office:value-type="float" office:value="6333.24" calcext:value-type="float">
            <text:p>6333.24</text:p>
          </table:table-cell>
          <table:table-cell office:value-type="float" office:value="3671.1" calcext:value-type="float">
            <text:p>3671.1</text:p>
          </table:table-cell>
        </table:table-row>
        <table:table-row table:style-name="ro1">
          <table:table-cell table:style-name="ce2" office:value-type="string" calcext:value-type="string">
            <text:p>no_comm</text:p>
          </table:table-cell>
          <table:table-cell table:style-name="ce2" office:value-type="string" calcext:value-type="string">
            <text:p>moheft_green_energy</text:p>
          </table:table-cell>
          <table:table-cell table:style-name="ce7" office:value-type="float" office:value="194.26" calcext:value-type="float">
            <text:p>194.26</text:p>
          </table:table-cell>
          <table:table-cell table:style-name="ce2" office:value-type="float" office:value="36984.9" calcext:value-type="float">
            <text:p>36984.9</text:p>
          </table:table-cell>
          <table:table-cell table:style-name="ce2" office:value-type="float" office:value="4655.07" calcext:value-type="float">
            <text:p>4655.07</text:p>
          </table:table-cell>
          <table:table-cell table:style-name="ce8" office:value-type="float" office:value="32329.83" calcext:value-type="float">
            <text:p>32329.83</text:p>
          </table:table-cell>
          <table:table-cell table:style-name="ce5" office:value-type="float" office:value="330.2" calcext:value-type="float">
            <text:p>330.2</text:p>
          </table:table-cell>
          <table:table-cell table:style-name="ce2" office:value-type="float" office:value="34338.3" calcext:value-type="float">
            <text:p>34338.3</text:p>
          </table:table-cell>
          <table:table-cell table:style-name="ce2" office:value-type="float" office:value="12832.11" calcext:value-type="float">
            <text:p>12832.11</text:p>
          </table:table-cell>
          <table:table-cell table:style-name="ce2" office:value-type="float" office:value="21506.19" calcext:value-type="float">
            <text:p>21506.19</text:p>
          </table:table-cell>
          <table:table-cell table:style-name="ce9" office:value-type="float" office:value="576.91" calcext:value-type="float">
            <text:p>576.91</text:p>
          </table:table-cell>
          <table:table-cell table:style-name="ce2" office:value-type="float" office:value="13067.61" calcext:value-type="float">
            <text:p>13067.61</text:p>
          </table:table-cell>
          <table:table-cell table:style-name="ce2" office:value-type="float" office:value="13060.97" calcext:value-type="float">
            <text:p>13060.97</text:p>
          </table:table-cell>
          <table:table-cell table:style-name="ce11" office:value-type="float" office:value="6.64" calcext:value-type="float">
            <text:p>6.64</text:p>
          </table:table-cell>
        </table:table-row>
        <table:table-row table:style-name="ro1">
          <table:table-cell table:style-name="ce1" office:value-type="string" calcext:value-type="string">
            <text:p>random_nearest</text:p>
          </table:table-cell>
          <table:table-cell table:style-name="ce1" office:value-type="string" calcext:value-type="string">
            <text:p>heft_test</text:p>
          </table:table-cell>
          <table:table-cell table:style-name="ce6" office:value-type="float" office:value="193.55" calcext:value-type="float">
            <text:p>193.55</text:p>
          </table:table-cell>
          <table:table-cell table:style-name="ce1" office:value-type="float" office:value="18564.77" calcext:value-type="float">
            <text:p>18564.77</text:p>
          </table:table-cell>
          <table:table-cell table:style-name="ce1" office:value-type="float" office:value="4286.46" calcext:value-type="float">
            <text:p>4286.46</text:p>
          </table:table-cell>
          <table:table-cell table:style-name="ce1" office:value-type="float" office:value="14278.3" calcext:value-type="float">
            <text:p>14278.3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</table:table-row>
        <table:table-row table:style-name="ro1">
          <table:table-cell office:value-type="string" calcext:value-type="string">
            <text:p>random_nearest</text:p>
          </table:table-cell>
          <table:table-cell office:value-type="string" calcext:value-type="string">
            <text:p>moheft_energy</text:p>
          </table:table-cell>
          <table:table-cell office:value-type="float" office:value="194.03" calcext:value-type="float">
            <text:p>194.03</text:p>
          </table:table-cell>
          <table:table-cell office:value-type="float" office:value="31846.93" calcext:value-type="float">
            <text:p>31846.93</text:p>
          </table:table-cell>
          <table:table-cell office:value-type="float" office:value="5288.81" calcext:value-type="float">
            <text:p>5288.81</text:p>
          </table:table-cell>
          <table:table-cell office:value-type="float" office:value="26558.13" calcext:value-type="float">
            <text:p>26558.13</text:p>
          </table:table-cell>
          <table:table-cell office:value-type="float" office:value="194.94" calcext:value-type="float">
            <text:p>194.94</text:p>
          </table:table-cell>
          <table:table-cell office:value-type="float" office:value="31713.04" calcext:value-type="float">
            <text:p>31713.04</text:p>
          </table:table-cell>
          <table:table-cell office:value-type="float" office:value="5300.87" calcext:value-type="float">
            <text:p>5300.87</text:p>
          </table:table-cell>
          <table:table-cell office:value-type="float" office:value="26412.17" calcext:value-type="float">
            <text:p>26412.17</text:p>
          </table:table-cell>
          <table:table-cell office:value-type="float" office:value="354.34" calcext:value-type="float">
            <text:p>354.34</text:p>
          </table:table-cell>
          <table:table-cell office:value-type="float" office:value="10216.9" calcext:value-type="float">
            <text:p>10216.9</text:p>
          </table:table-cell>
          <table:table-cell office:value-type="float" office:value="6151.72" calcext:value-type="float">
            <text:p>6151.72</text:p>
          </table:table-cell>
          <table:table-cell office:value-type="float" office:value="4065.18" calcext:value-type="float">
            <text:p>4065.18</text:p>
          </table:table-cell>
        </table:table-row>
        <table:table-row table:style-name="ro1">
          <table:table-cell table:style-name="ce2" office:value-type="string" calcext:value-type="string">
            <text:p>random_nearest</text:p>
          </table:table-cell>
          <table:table-cell table:style-name="ce2" office:value-type="string" calcext:value-type="string">
            <text:p>moheft_green_energy</text:p>
          </table:table-cell>
          <table:table-cell table:style-name="ce7" office:value-type="float" office:value="191.71" calcext:value-type="float">
            <text:p>191.71</text:p>
          </table:table-cell>
          <table:table-cell table:style-name="ce2" office:value-type="float" office:value="33521.17" calcext:value-type="float">
            <text:p>33521.17</text:p>
          </table:table-cell>
          <table:table-cell table:style-name="ce2" office:value-type="float" office:value="4914.09" calcext:value-type="float">
            <text:p>4914.09</text:p>
          </table:table-cell>
          <table:table-cell table:style-name="ce8" office:value-type="float" office:value="28607.08" calcext:value-type="float">
            <text:p>28607.08</text:p>
          </table:table-cell>
          <table:table-cell table:style-name="ce5" office:value-type="float" office:value="275.84" calcext:value-type="float">
            <text:p>275.84</text:p>
          </table:table-cell>
          <table:table-cell table:style-name="ce2" office:value-type="float" office:value="31613.44" calcext:value-type="float">
            <text:p>31613.44</text:p>
          </table:table-cell>
          <table:table-cell table:style-name="ce2" office:value-type="float" office:value="9953.17" calcext:value-type="float">
            <text:p>9953.17</text:p>
          </table:table-cell>
          <table:table-cell table:style-name="ce2" office:value-type="float" office:value="21660.27" calcext:value-type="float">
            <text:p>21660.27</text:p>
          </table:table-cell>
          <table:table-cell table:style-name="ce9" office:value-type="float" office:value="472.89" calcext:value-type="float">
            <text:p>472.89</text:p>
          </table:table-cell>
          <table:table-cell table:style-name="ce2" office:value-type="float" office:value="12793.39" calcext:value-type="float">
            <text:p>12793.39</text:p>
          </table:table-cell>
          <table:table-cell table:style-name="ce2" office:value-type="float" office:value="12680.32" calcext:value-type="float">
            <text:p>12680.32</text:p>
          </table:table-cell>
          <table:table-cell table:style-name="ce11" office:value-type="float" office:value="113.07" calcext:value-type="float">
            <text:p>113.07</text:p>
          </table:table-cell>
        </table:table-row>
        <table:table-row table:style-name="ro1">
          <table:table-cell table:style-name="ce1" office:value-type="string" calcext:value-type="string">
            <text:p>spread -period 2</text:p>
          </table:table-cell>
          <table:table-cell table:style-name="ce1" office:value-type="string" calcext:value-type="string">
            <text:p>heft_test</text:p>
          </table:table-cell>
          <table:table-cell table:style-name="ce6" office:value-type="float" office:value="195.73" calcext:value-type="float">
            <text:p>195.73</text:p>
          </table:table-cell>
          <table:table-cell table:style-name="ce1" office:value-type="float" office:value="18878.05" calcext:value-type="float">
            <text:p>18878.05</text:p>
          </table:table-cell>
          <table:table-cell table:style-name="ce1" office:value-type="float" office:value="4153.54" calcext:value-type="float">
            <text:p>4153.54</text:p>
          </table:table-cell>
          <table:table-cell table:style-name="ce1" office:value-type="float" office:value="14724.51" calcext:value-type="float">
            <text:p>14724.51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moheft_energy</text:p>
          </table:table-cell>
          <table:table-cell office:value-type="float" office:value="195.77" calcext:value-type="float">
            <text:p>195.77</text:p>
          </table:table-cell>
          <table:table-cell office:value-type="float" office:value="34837.46" calcext:value-type="float">
            <text:p>34837.46</text:p>
          </table:table-cell>
          <table:table-cell office:value-type="float" office:value="4825.65" calcext:value-type="float">
            <text:p>4825.65</text:p>
          </table:table-cell>
          <table:table-cell office:value-type="float" office:value="30011.81" calcext:value-type="float">
            <text:p>30011.81</text:p>
          </table:table-cell>
          <table:table-cell office:value-type="float" office:value="196.6" calcext:value-type="float">
            <text:p>196.6</text:p>
          </table:table-cell>
          <table:table-cell office:value-type="float" office:value="33614.27" calcext:value-type="float">
            <text:p>33614.27</text:p>
          </table:table-cell>
          <table:table-cell office:value-type="float" office:value="5061.02" calcext:value-type="float">
            <text:p>5061.02</text:p>
          </table:table-cell>
          <table:table-cell office:value-type="float" office:value="28553.25" calcext:value-type="float">
            <text:p>28553.25</text:p>
          </table:table-cell>
          <table:table-cell office:value-type="float" office:value="355.98" calcext:value-type="float">
            <text:p>355.98</text:p>
          </table:table-cell>
          <table:table-cell office:value-type="float" office:value="9742.02" calcext:value-type="float">
            <text:p>9742.02</text:p>
          </table:table-cell>
          <table:table-cell office:value-type="float" office:value="6234.3" calcext:value-type="float">
            <text:p>6234.3</text:p>
          </table:table-cell>
          <table:table-cell office:value-type="float" office:value="3507.72" calcext:value-type="float">
            <text:p>3507.72</text:p>
          </table:table-cell>
        </table:table-row>
        <table:table-row table:style-name="ro1">
          <table:table-cell table:style-name="ce2" office:value-type="string" calcext:value-type="string">
            <text:p>spread -period 2</text:p>
          </table:table-cell>
          <table:table-cell table:style-name="ce2" office:value-type="string" calcext:value-type="string">
            <text:p>moheft_green_energy</text:p>
          </table:table-cell>
          <table:table-cell table:style-name="ce7" office:value-type="float" office:value="195.62" calcext:value-type="float">
            <text:p>195.62</text:p>
          </table:table-cell>
          <table:table-cell table:style-name="ce2" office:value-type="float" office:value="35167.08" calcext:value-type="float">
            <text:p>35167.08</text:p>
          </table:table-cell>
          <table:table-cell table:style-name="ce2" office:value-type="float" office:value="4747.5" calcext:value-type="float">
            <text:p>4747.5</text:p>
          </table:table-cell>
          <table:table-cell table:style-name="ce8" office:value-type="float" office:value="30419.58" calcext:value-type="float">
            <text:p>30419.58</text:p>
          </table:table-cell>
          <table:table-cell table:style-name="ce5" office:value-type="float" office:value="293.11" calcext:value-type="float">
            <text:p>293.11</text:p>
          </table:table-cell>
          <table:table-cell table:style-name="ce2" office:value-type="float" office:value="32242.34" calcext:value-type="float">
            <text:p>32242.34</text:p>
          </table:table-cell>
          <table:table-cell table:style-name="ce2" office:value-type="float" office:value="10617.95" calcext:value-type="float">
            <text:p>10617.95</text:p>
          </table:table-cell>
          <table:table-cell table:style-name="ce2" office:value-type="float" office:value="21624.39" calcext:value-type="float">
            <text:p>21624.39</text:p>
          </table:table-cell>
          <table:table-cell table:style-name="ce9" office:value-type="float" office:value="526.79" calcext:value-type="float">
            <text:p>526.79</text:p>
          </table:table-cell>
          <table:table-cell table:style-name="ce2" office:value-type="float" office:value="12638.76" calcext:value-type="float">
            <text:p>12638.76</text:p>
          </table:table-cell>
          <table:table-cell table:style-name="ce2" office:value-type="float" office:value="12631.11" calcext:value-type="float">
            <text:p>12631.11</text:p>
          </table:table-cell>
          <table:table-cell table:style-name="ce11" office:value-type="float" office:value="7.65" calcext:value-type="float">
            <text:p>7.65</text:p>
          </table:table-cell>
        </table:table-row>
        <table:table-row table:style-name="ro1">
          <table:table-cell table:style-name="ce1" office:value-type="string" calcext:value-type="string">
            <text:p>stencil_1d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196.29" calcext:value-type="float">
            <text:p>196.29</text:p>
          </table:table-cell>
          <table:table-cell table:style-name="ce1" office:value-type="float" office:value="18890.49" calcext:value-type="float">
            <text:p>18890.49</text:p>
          </table:table-cell>
          <table:table-cell table:style-name="ce1" office:value-type="float" office:value="4195.5" calcext:value-type="float">
            <text:p>4195.5</text:p>
          </table:table-cell>
          <table:table-cell table:style-name="ce1" office:value-type="float" office:value="14694.99" calcext:value-type="float">
            <text:p>14694.99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moheft_energy</text:p>
          </table:table-cell>
          <table:table-cell office:value-type="float" office:value="196.52" calcext:value-type="float">
            <text:p>196.52</text:p>
          </table:table-cell>
          <table:table-cell office:value-type="float" office:value="31443.22" calcext:value-type="float">
            <text:p>31443.22</text:p>
          </table:table-cell>
          <table:table-cell office:value-type="float" office:value="5018.32" calcext:value-type="float">
            <text:p>5018.32</text:p>
          </table:table-cell>
          <table:table-cell office:value-type="float" office:value="26424.91" calcext:value-type="float">
            <text:p>26424.91</text:p>
          </table:table-cell>
          <table:table-cell office:value-type="float" office:value="351.44" calcext:value-type="float">
            <text:p>351.44</text:p>
          </table:table-cell>
          <table:table-cell office:value-type="float" office:value="9996.41" calcext:value-type="float">
            <text:p>9996.41</text:p>
          </table:table-cell>
          <table:table-cell office:value-type="float" office:value="6152.87" calcext:value-type="float">
            <text:p>6152.87</text:p>
          </table:table-cell>
          <table:table-cell office:value-type="float" office:value="3843.54" calcext:value-type="float">
            <text:p>3843.54</text:p>
          </table:table-cell>
          <table:table-cell office:value-type="float" office:value="351.45" calcext:value-type="float">
            <text:p>351.45</text:p>
          </table:table-cell>
          <table:table-cell office:value-type="float" office:value="9979.27" calcext:value-type="float">
            <text:p>9979.27</text:p>
          </table:table-cell>
          <table:table-cell office:value-type="float" office:value="6141.14" calcext:value-type="float">
            <text:p>6141.14</text:p>
          </table:table-cell>
          <table:table-cell office:value-type="float" office:value="3838.14" calcext:value-type="float">
            <text:p>3838.14</text:p>
          </table:table-cell>
        </table:table-row>
        <table:table-row table:style-name="ro1">
          <table:table-cell table:style-name="ce2" office:value-type="string" calcext:value-type="string">
            <text:p>stencil_1d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196.68" calcext:value-type="float">
            <text:p>196.68</text:p>
          </table:table-cell>
          <table:table-cell table:style-name="ce2" office:value-type="float" office:value="31418.14" calcext:value-type="float">
            <text:p>31418.14</text:p>
          </table:table-cell>
          <table:table-cell table:style-name="ce2" office:value-type="float" office:value="5086.35" calcext:value-type="float">
            <text:p>5086.35</text:p>
          </table:table-cell>
          <table:table-cell table:style-name="ce8" office:value-type="float" office:value="26331.79" calcext:value-type="float">
            <text:p>26331.79</text:p>
          </table:table-cell>
          <table:table-cell table:style-name="ce5" office:value-type="float" office:value="267.57" calcext:value-type="float">
            <text:p>267.57</text:p>
          </table:table-cell>
          <table:table-cell table:style-name="ce2" office:value-type="float" office:value="30734.61" calcext:value-type="float">
            <text:p>30734.61</text:p>
          </table:table-cell>
          <table:table-cell table:style-name="ce2" office:value-type="float" office:value="9228.59" calcext:value-type="float">
            <text:p>9228.59</text:p>
          </table:table-cell>
          <table:table-cell table:style-name="ce2" office:value-type="float" office:value="21506.02" calcext:value-type="float">
            <text:p>21506.02</text:p>
          </table:table-cell>
          <table:table-cell table:style-name="ce9" office:value-type="float" office:value="493.76" calcext:value-type="float">
            <text:p>493.76</text:p>
          </table:table-cell>
          <table:table-cell table:style-name="ce2" office:value-type="float" office:value="12339.28" calcext:value-type="float">
            <text:p>12339.28</text:p>
          </table:table-cell>
          <table:table-cell table:style-name="ce2" office:value-type="float" office:value="12324.26" calcext:value-type="float">
            <text:p>12324.26</text:p>
          </table:table-cell>
          <table:table-cell table:style-name="ce11" office:value-type="float" office:value="15.02" calcext:value-type="float">
            <text:p>15.02</text:p>
          </table:table-cell>
        </table:table-row>
        <table:table-row table:style-name="ro1">
          <table:table-cell table:style-name="ce1" office:value-type="string" calcext:value-type="string">
            <text:p>stencil_1d_periodic</text:p>
          </table:table-cell>
          <table:table-cell table:style-name="ce1" office:value-type="string" calcext:value-type="string">
            <text:p>heft_test</text:p>
          </table:table-cell>
          <table:table-cell table:style-name="ce6" office:value-type="float" office:value="193.9" calcext:value-type="float">
            <text:p>193.9</text:p>
          </table:table-cell>
          <table:table-cell table:style-name="ce1" office:value-type="float" office:value="18748.64" calcext:value-type="float">
            <text:p>18748.64</text:p>
          </table:table-cell>
          <table:table-cell table:style-name="ce1" office:value-type="float" office:value="4164.6" calcext:value-type="float">
            <text:p>4164.6</text:p>
          </table:table-cell>
          <table:table-cell table:style-name="ce1" office:value-type="float" office:value="14584.04" calcext:value-type="float">
            <text:p>14584.04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moheft_energy</text:p>
          </table:table-cell>
          <table:table-cell office:value-type="float" office:value="193.91" calcext:value-type="float">
            <text:p>193.91</text:p>
          </table:table-cell>
          <table:table-cell office:value-type="float" office:value="32259.42" calcext:value-type="float">
            <text:p>32259.42</text:p>
          </table:table-cell>
          <table:table-cell office:value-type="float" office:value="5135.07" calcext:value-type="float">
            <text:p>5135.07</text:p>
          </table:table-cell>
          <table:table-cell office:value-type="float" office:value="27124.35" calcext:value-type="float">
            <text:p>27124.35</text:p>
          </table:table-cell>
          <table:table-cell office:value-type="float" office:value="194" calcext:value-type="float">
            <text:p>194</text:p>
          </table:table-cell>
          <table:table-cell office:value-type="float" office:value="31795.73" calcext:value-type="float">
            <text:p>31795.73</text:p>
          </table:table-cell>
          <table:table-cell office:value-type="float" office:value="5124.81" calcext:value-type="float">
            <text:p>5124.81</text:p>
          </table:table-cell>
          <table:table-cell office:value-type="float" office:value="26670.93" calcext:value-type="float">
            <text:p>26670.93</text:p>
          </table:table-cell>
          <table:table-cell table:style-name="ce10" office:value-type="float" office:value="352.53" calcext:value-type="float">
            <text:p>352.53</text:p>
          </table:table-cell>
          <table:table-cell office:value-type="float" office:value="10034.46" calcext:value-type="float">
            <text:p>10034.46</text:p>
          </table:table-cell>
          <table:table-cell office:value-type="float" office:value="6155.1" calcext:value-type="float">
            <text:p>6155.1</text:p>
          </table:table-cell>
          <table:table-cell table:style-name="ce12" office:value-type="float" office:value="3879.37" calcext:value-type="float">
            <text:p>3879.37</text:p>
          </table:table-cell>
        </table:table-row>
        <table:table-row table:style-name="ro1">
          <table:table-cell table:style-name="ce2" office:value-type="string" calcext:value-type="string">
            <text:p>stencil_1d_periodic</text:p>
          </table:table-cell>
          <table:table-cell table:style-name="ce2" office:value-type="string" calcext:value-type="string">
            <text:p>moheft_green_energy</text:p>
          </table:table-cell>
          <table:table-cell table:style-name="ce7" office:value-type="float" office:value="196.03" calcext:value-type="float">
            <text:p>196.03</text:p>
          </table:table-cell>
          <table:table-cell table:style-name="ce2" office:value-type="float" office:value="32498.04" calcext:value-type="float">
            <text:p>32498.04</text:p>
          </table:table-cell>
          <table:table-cell table:style-name="ce2" office:value-type="float" office:value="4868.64" calcext:value-type="float">
            <text:p>4868.64</text:p>
          </table:table-cell>
          <table:table-cell table:style-name="ce8" office:value-type="float" office:value="27629.41" calcext:value-type="float">
            <text:p>27629.41</text:p>
          </table:table-cell>
          <table:table-cell table:style-name="ce5" office:value-type="float" office:value="262.6" calcext:value-type="float">
            <text:p>262.6</text:p>
          </table:table-cell>
          <table:table-cell table:style-name="ce2" office:value-type="float" office:value="30768.19" calcext:value-type="float">
            <text:p>30768.19</text:p>
          </table:table-cell>
          <table:table-cell table:style-name="ce2" office:value-type="float" office:value="9251.13" calcext:value-type="float">
            <text:p>9251.13</text:p>
          </table:table-cell>
          <table:table-cell table:style-name="ce2" office:value-type="float" office:value="21517.06" calcext:value-type="float">
            <text:p>21517.06</text:p>
          </table:table-cell>
          <table:table-cell table:style-name="ce5" office:value-type="float" office:value="266.18" calcext:value-type="float">
            <text:p>266.18</text:p>
          </table:table-cell>
          <table:table-cell table:style-name="ce2" office:value-type="float" office:value="31011.25" calcext:value-type="float">
            <text:p>31011.25</text:p>
          </table:table-cell>
          <table:table-cell table:style-name="ce2" office:value-type="float" office:value="9494.23" calcext:value-type="float">
            <text:p>9494.23</text:p>
          </table:table-cell>
          <table:table-cell table:style-name="ce2" office:value-type="float" office:value="21517.03" calcext:value-type="float">
            <text:p>21517.03</text:p>
          </table:table-cell>
        </table:table-row>
        <table:table-row table:style-name="ro1"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heft_test</text:p>
          </table:table-cell>
          <table:table-cell table:style-name="ce6" office:value-type="float" office:value="192.76" calcext:value-type="float">
            <text:p>192.76</text:p>
          </table:table-cell>
          <table:table-cell table:style-name="ce1" office:value-type="float" office:value="16858.23" calcext:value-type="float">
            <text:p>16858.23</text:p>
          </table:table-cell>
          <table:table-cell table:style-name="ce1" office:value-type="float" office:value="4599.85" calcext:value-type="float">
            <text:p>4599.85</text:p>
          </table:table-cell>
          <table:table-cell table:style-name="ce1" office:value-type="float" office:value="12258.37" calcext:value-type="float">
            <text:p>12258.37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moheft_energy</text:p>
          </table:table-cell>
          <table:table-cell office:value-type="float" office:value="193.96" calcext:value-type="float">
            <text:p>193.96</text:p>
          </table:table-cell>
          <table:table-cell office:value-type="float" office:value="31081.65" calcext:value-type="float">
            <text:p>31081.65</text:p>
          </table:table-cell>
          <table:table-cell office:value-type="float" office:value="5342.66" calcext:value-type="float">
            <text:p>5342.66</text:p>
          </table:table-cell>
          <table:table-cell office:value-type="float" office:value="25738.99" calcext:value-type="float">
            <text:p>25738.99</text:p>
          </table:table-cell>
          <table:table-cell office:value-type="float" office:value="356.97" calcext:value-type="float">
            <text:p>356.97</text:p>
          </table:table-cell>
          <table:table-cell office:value-type="float" office:value="10683.78" calcext:value-type="float">
            <text:p>10683.78</text:p>
          </table:table-cell>
          <table:table-cell office:value-type="float" office:value="6280.74" calcext:value-type="float">
            <text:p>6280.74</text:p>
          </table:table-cell>
          <table:table-cell office:value-type="float" office:value="4403.05" calcext:value-type="float">
            <text:p>4403.05</text:p>
          </table:table-cell>
          <table:table-cell office:value-type="float" office:value="360.92" calcext:value-type="float">
            <text:p>360.92</text:p>
          </table:table-cell>
          <table:table-cell office:value-type="float" office:value="10683.53" calcext:value-type="float">
            <text:p>10683.53</text:p>
          </table:table-cell>
          <table:table-cell office:value-type="float" office:value="6280.48" calcext:value-type="float">
            <text:p>6280.48</text:p>
          </table:table-cell>
          <table:table-cell office:value-type="float" office:value="4403.05" calcext:value-type="float">
            <text:p>4403.05</text:p>
          </table:table-cell>
        </table:table-row>
        <table:table-row table:style-name="ro1"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moheft_green_energy</text:p>
          </table:table-cell>
          <table:table-cell table:style-name="ce7" office:value-type="float" office:value="193.71" calcext:value-type="float">
            <text:p>193.71</text:p>
          </table:table-cell>
          <table:table-cell table:style-name="ce2" office:value-type="float" office:value="31608.11" calcext:value-type="float">
            <text:p>31608.11</text:p>
          </table:table-cell>
          <table:table-cell table:style-name="ce2" office:value-type="float" office:value="5180.51" calcext:value-type="float">
            <text:p>5180.51</text:p>
          </table:table-cell>
          <table:table-cell table:style-name="ce8" office:value-type="float" office:value="26427.6" calcext:value-type="float">
            <text:p>26427.6</text:p>
          </table:table-cell>
          <table:table-cell table:style-name="ce5" office:value-type="float" office:value="247.74" calcext:value-type="float">
            <text:p>247.74</text:p>
          </table:table-cell>
          <table:table-cell table:style-name="ce2" office:value-type="float" office:value="30190.28" calcext:value-type="float">
            <text:p>30190.28</text:p>
          </table:table-cell>
          <table:table-cell table:style-name="ce2" office:value-type="float" office:value="8189.34" calcext:value-type="float">
            <text:p>8189.34</text:p>
          </table:table-cell>
          <table:table-cell table:style-name="ce2" office:value-type="float" office:value="22000.94" calcext:value-type="float">
            <text:p>22000.94</text:p>
          </table:table-cell>
          <table:table-cell table:style-name="ce9" office:value-type="float" office:value="717.59" calcext:value-type="float">
            <text:p>717.59</text:p>
          </table:table-cell>
          <table:table-cell table:style-name="ce2" office:value-type="float" office:value="14525.31" calcext:value-type="float">
            <text:p>14525.31</text:p>
          </table:table-cell>
          <table:table-cell table:style-name="ce2" office:value-type="float" office:value="14406.81" calcext:value-type="float">
            <text:p>14406.81</text:p>
          </table:table-cell>
          <table:table-cell table:style-name="ce11" office:value-type="float" office:value="118.5" calcext:value-type="float">
            <text:p>118.5</text:p>
          </table:table-cell>
        </table:table-row>
        <table:table-row table:style-name="ro1">
          <table:table-cell table:style-name="ce1" office:value-type="string" calcext:value-type="string">
            <text:p>trivial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176.24" calcext:value-type="float">
            <text:p>176.24</text:p>
          </table:table-cell>
          <table:table-cell table:style-name="ce1" office:value-type="float" office:value="18513.53" calcext:value-type="float">
            <text:p>18513.53</text:p>
          </table:table-cell>
          <table:table-cell table:style-name="ce1" office:value-type="float" office:value="4908.51" calcext:value-type="float">
            <text:p>4908.51</text:p>
          </table:table-cell>
          <table:table-cell table:style-name="ce1" office:value-type="float" office:value="13605.02" calcext:value-type="float">
            <text:p>13605.02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moheft_energy</text:p>
          </table:table-cell>
          <table:table-cell office:value-type="float" office:value="177.3" calcext:value-type="float">
            <text:p>177.3</text:p>
          </table:table-cell>
          <table:table-cell office:value-type="float" office:value="28574.38" calcext:value-type="float">
            <text:p>28574.38</text:p>
          </table:table-cell>
          <table:table-cell office:value-type="float" office:value="5610.47" calcext:value-type="float">
            <text:p>5610.47</text:p>
          </table:table-cell>
          <table:table-cell office:value-type="float" office:value="22963.91" calcext:value-type="float">
            <text:p>22963.91</text:p>
          </table:table-cell>
          <table:table-cell office:value-type="float" office:value="364.89" calcext:value-type="float">
            <text:p>364.89</text:p>
          </table:table-cell>
          <table:table-cell office:value-type="float" office:value="10193.51" calcext:value-type="float">
            <text:p>10193.51</text:p>
          </table:table-cell>
          <table:table-cell office:value-type="float" office:value="7310.75" calcext:value-type="float">
            <text:p>7310.75</text:p>
          </table:table-cell>
          <table:table-cell office:value-type="float" office:value="2882.76" calcext:value-type="float">
            <text:p>2882.76</text:p>
          </table:table-cell>
          <table:table-cell office:value-type="float" office:value="374.72" calcext:value-type="float">
            <text:p>374.72</text:p>
          </table:table-cell>
          <table:table-cell office:value-type="float" office:value="10130.54" calcext:value-type="float">
            <text:p>10130.54</text:p>
          </table:table-cell>
          <table:table-cell office:value-type="float" office:value="7238.24" calcext:value-type="float">
            <text:p>7238.24</text:p>
          </table:table-cell>
          <table:table-cell office:value-type="float" office:value="2892.3" calcext:value-type="float">
            <text:p>2892.3</text:p>
          </table:table-cell>
        </table:table-row>
        <table:table-row table:style-name="ro1">
          <table:table-cell table:style-name="ce2" office:value-type="string" calcext:value-type="string">
            <text:p>trivial</text:p>
          </table:table-cell>
          <table:table-cell table:style-name="ce2" office:value-type="string" calcext:value-type="string">
            <text:p>moheft_green_energy</text:p>
          </table:table-cell>
          <table:table-cell table:style-name="ce7" office:value-type="float" office:value="176.24" calcext:value-type="float">
            <text:p>176.24</text:p>
          </table:table-cell>
          <table:table-cell table:style-name="ce2" office:value-type="float" office:value="31022.18" calcext:value-type="float">
            <text:p>31022.18</text:p>
          </table:table-cell>
          <table:table-cell table:style-name="ce2" office:value-type="float" office:value="6075.68" calcext:value-type="float">
            <text:p>6075.68</text:p>
          </table:table-cell>
          <table:table-cell table:style-name="ce8" office:value-type="float" office:value="24946.5" calcext:value-type="float">
            <text:p>24946.5</text:p>
          </table:table-cell>
          <table:table-cell table:style-name="ce5" office:value-type="float" office:value="188.92" calcext:value-type="float">
            <text:p>188.92</text:p>
          </table:table-cell>
          <table:table-cell table:style-name="ce2" office:value-type="float" office:value="29364.97" calcext:value-type="float">
            <text:p>29364.97</text:p>
          </table:table-cell>
          <table:table-cell table:style-name="ce2" office:value-type="float" office:value="6799.95" calcext:value-type="float">
            <text:p>6799.95</text:p>
          </table:table-cell>
          <table:table-cell table:style-name="ce2" office:value-type="float" office:value="22565.01" calcext:value-type="float">
            <text:p>22565.01</text:p>
          </table:table-cell>
          <table:table-cell table:style-name="ce9" office:value-type="float" office:value="889.31" calcext:value-type="float">
            <text:p>889.31</text:p>
          </table:table-cell>
          <table:table-cell table:style-name="ce2" office:value-type="float" office:value="11070.22" calcext:value-type="float">
            <text:p>11070.22</text:p>
          </table:table-cell>
          <table:table-cell table:style-name="ce2" office:value-type="float" office:value="10117.69" calcext:value-type="float">
            <text:p>10117.69</text:p>
          </table:table-cell>
          <table:table-cell table:style-name="ce11" office:value-type="float" office:value="952.52" calcext:value-type="float">
            <text:p>952.52</text:p>
          </table:table-cell>
        </table:table-row>
      </table:table>
      <table:named-expressions/>
      <table:database-ranges>
        <table:database-range table:name="__Anonymous_Sheet_DB__0" table:target-range-address="experiment_2_2.B1:experiment_2_2.N3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6T23:34:46.146785513</dc:date>
    <meta:editing-duration>PT15M43S</meta:editing-duration>
    <meta:editing-cycles>1</meta:editing-cycles>
    <meta:document-statistic meta:table-count="1" meta:cell-count="354" meta:object-count="0"/>
    <meta:generator>LibreOffice/7.3.7.2$Linux_X86_64 LibreOffice_project/30$Build-2</meta:generator>
  </office:meta>
</office:document-meta>
</file>